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27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Connect to an Arduino board and talk to it through a serial port (USB cable)</text:span></text:p>
      <text:p text:style-name="Standard">- <text:span text:style-name="T1">Send code to the arduino to run the LED strip (Arduino IDE is built in java- can hook into it)</text:span></text:p>
      <text:p text:style-name="Standard">- <text:span text:style-name="T1">Run the Arduino from the computer</text:span></text:p>
      <text:p text:style-name="Standard">- <text:span text:style-name="T1">Have seperate threads for the arduino and the GUI to allow the GUI to stay functional when the Arduino operates</text:span></text:p>
      <text:p text:style-name="Standard">- <text:span text:style-name="T1">Able to set different patterns for the LED strip determined by the user input on the GUI</text:span></text:p>
      <text:p text:style-name="Standard">- <text:span text:style-name="T1">Able to do a pattern when a key/mouse button is pressed</text:span></text:p>
      <text:p text:style-name="Standard">- <text:span text:style-name="T1">Set colors of patterns on the GUI, like the colour picker from pictureLab</text:span></text:p>
      <text:p text:style-name="Standard">- <text:span text:style-name="T1">Show an approximation of how the LED strip will operate with little boxes that can have RGB values within</text:span></text:p>
      <text:p text:style-name="Standard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9S</meta:editing-duration>
    <meta:editing-cycles>4</meta:editing-cycles>
    <meta:generator>LibreOffice/5.0.3.2$Windows_x86 LibreOffice_project/e5f16313668ac592c1bfb310f4390624e3dbfb75</meta:generator>
    <dc:date>2016-10-18T13:54:55.962000000</dc:date>
    <meta:document-statistic meta:table-count="0" meta:image-count="0" meta:object-count="0" meta:page-count="1" meta:paragraph-count="9" meta:word-count="130" meta:character-count="653" meta:non-whitespace-character-count="531"/>
    <meta:user-defined meta:name="Info 1"/>
    <meta:user-defined meta:name="Info 2"/>
    <meta:user-defined meta:name="Info 3"/>
    <meta:user-defined meta:name="Info 4"/>
  </office:meta>
</office:document-meta>
</file>